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3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3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 style:data-style-name="N13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May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422484.34" calcext:value-type="float">
            <text:p>$ 422.484,3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02500" calcext:value-type="float">
            <text:p>$ 202.5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658437" calcext:value-type="float">
            <text:p>$ 658.43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65960" calcext:value-type="float">
            <text:p>$ 165.96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10160" calcext:value-type="float">
            <text:p>$ 110.16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304200" calcext:value-type="float">
            <text:p>$ 304.200,00</text:p>
          </table:table-cell>
          <table:table-cell table:style-name="ce26" office:value-type="string" calcext:value-type="string">
            <text:p>Lamparas</text:p>
          </table:table-cell>
          <table:table-cell table:style-name="ce16" office:value-type="float" office:value="32394.43" calcext:value-type="float">
            <text:p>$ 32.394,4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481320" calcext:value-type="float">
            <text:p>$ 481.32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85473.48" calcext:value-type="float">
            <text:p>$ 85.473,4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427680" calcext:value-type="float">
            <text:p>$ 427.680,00</text:p>
          </table:table-cell>
          <table:table-cell table:style-name="ce26" office:value-type="string" calcext:value-type="string">
            <text:p>Neumaticos</text:p>
          </table:table-cell>
          <table:table-cell table:style-name="ce16" office:value-type="float" office:value="499714" calcext:value-type="float">
            <text:p>$ 499.714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44500" calcext:value-type="float">
            <text:p>$ 44.500,00</text:p>
          </table:table-cell>
          <table:table-cell table:style-name="ce26" office:value-type="string" calcext:value-type="string">
            <text:p>Farmacia</text:p>
          </table:table-cell>
          <table:table-cell table:style-name="ce16" office:value-type="float" office:value="82246.68" calcext:value-type="float">
            <text:p>$ 82.246,6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12050" calcext:value-type="float">
            <text:p>$ 12.05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46000" calcext:value-type="float">
            <text:p>$ 44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638210" calcext:value-type="float">
            <text:p>$ 1.638.210,00</text:p>
          </table:table-cell>
          <table:table-cell table:style-name="ce26" office:value-type="string" calcext:value-type="string">
            <text:p>Fundas almohadones</text:p>
          </table:table-cell>
          <table:table-cell table:style-name="ce16" office:value-type="float" office:value="240000" calcext:value-type="float">
            <text:p>$ 2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35"/>
          <table:table-cell table:style-name="ce26" office:value-type="string" calcext:value-type="string">
            <text:p>Limpieza Templos</text:p>
          </table:table-cell>
          <table:table-cell table:style-name="ce16" office:value-type="float" office:value="166000" calcext:value-type="float">
            <text:p>$ 166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80000" calcext:value-type="float">
            <text:p>$ 1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336763" calcext:value-type="float">
            <text:p>$ 336.763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29" office:value-type="float" office:value="1650000" calcext:value-type="float">
            <text:p>$ 1.65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29" table:formula="of:=[.C16]*0.1" office:value-type="float" office:value="163821" calcext:value-type="float">
            <text:p>$ 163.82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1]" office:value-type="float" office:value="3288210" calcext:value-type="float">
            <text:p>$ 3.288.21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1])" office:value-type="float" office:value="3523493.93" calcext:value-type="float">
            <text:p>$ 3.523.493,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3]-[.E23]" office:value-type="float" office:value="-235283.93" calcext:value-type="float">
            <text:p>-$ 235.283,93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2" office:value-type="string" calcext:value-type="string">
            <text:p>Proyecto Mochilas, Material Catequesis, Material Montessori</text:p>
          </table:table-cell>
          <table:table-cell table:style-name="ce46" office:value-type="float" office:value="2153882.81" calcext:value-type="float">
            <text:p>$ 2.153.882,81</text:p>
          </table:table-cell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2" office:value-type="string" calcext:value-type="string">
            <text:p>Recursos: Donaciones recibidas</text:p>
          </table:table-cell>
          <table:table-cell table:style-name="ce46"/>
          <table:table-cell table:style-name="ce28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7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 table:number-columns-repeated="2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0" table:number-columns-repeated="2"/>
          <table:table-cell table:style-name="ce1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7"/>
          <table:table-cell table:style-name="ce37" table:number-columns-repeated="3"/>
          <table:table-cell table:style-name="ce28"/>
          <table:table-cell table:number-columns-repeated="1018"/>
        </table:table-row>
        <table:table-row table:style-name="ro1">
          <table:table-cell/>
          <table:table-cell table:style-name="ce28"/>
          <table:table-cell table:style-name="ce20" table:number-columns-repeated="3"/>
          <table:table-cell table:style-name="ce28"/>
          <table:table-cell table:number-columns-repeated="1018"/>
        </table:table-row>
        <table:table-row table:style-name="ro5" table:number-rows-repeated="2">
          <table:table-cell/>
          <table:table-cell table:style-name="ce28"/>
          <table:table-cell table:style-name="ce20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38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4"/>
          <table:table-cell table:style-name="ce47"/>
          <table:table-cell table:style-name="ce28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$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0P0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3"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 number:textual="true"/>
      <number:text>-</number:text>
      <number:year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1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8P2" style:volatile="true">
      <number:currency-symbol/>
      <number:fill-character> </number:fill-character>
      <number:text>-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43">
      <number:hours/>
      <number:text>:</number:text>
      <number:minutes number:style="long"/>
      <number:text> </number:text>
      <number:am-pm/>
    </number:time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2">
      <number:day/>
      <number:text>-</number:text>
      <number:month number:textual="true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07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6-03T09:04:41.027747426</dc:date>
    <meta:editing-cycles>96</meta:editing-cycles>
    <meta:editing-duration>PT7H46M8S</meta:editing-duration>
    <meta:generator>LibreOffice/7.3.7.2$Linux_X86_64 LibreOffice_project/30$Build-2</meta:generator>
    <meta:print-date>2025-05-12T12:32:30.912040293</meta:print-date>
    <meta:document-statistic meta:table-count="1" meta:cell-count="61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